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Web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style:wrap="run-through" style:run-through="background" fo:clip="rect(2.79136in, 0in, 0in, 0in)" style:horizontal-rel="page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2.79136in, 0in, 0in, 0in)" style:horizontal-rel="page" style:vertical-rel="paragraph" style:horizontal-pos="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2.79136in, 0in, 0in, 0in)" style:horizontal-rel="page" style:vertical-rel="paragraph" style:horizontal-pos="righ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background" fo:clip="rect(2.79136in, 0in, 0in, 0in)" style:horizontal-rel="page" style:vertical-rel="paragraph" style:horizontal-pos="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2.79136in, 0in, 0in, 0in)" style:horizontal-rel="page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background" fo:clip="rect(2.79136in, 0in, 0in, 0in)" style:horizontal-rel="page" style:vertical-rel="paragraph" style:horizontal-pos="from-left" style:vertical-pos="from-top"/>
    </style:style>
  </office:automatic-styles>
  <office:body>
    <office:text text:use-soft-page-breaks="true">
      <text:p text:style-name="P1"><draw:frame draw:z-index="251668480" draw:style-name="a0" draw:name="Picture 1" text:anchor-type="paragraph" svg:x="0in" svg:y="-1.02936in" svg:width="2.83264in" svg:height="3.10278in" style:rel-width="scale" style:rel-height="scale"><draw:image xlink:href="media/image1.jpeg" xlink:type="simple" xlink:show="embed" xlink:actuate="onLoad"/><svg:title/><svg:desc>A qr code on a cellphone

Description automatically generated</svg:desc></draw:frame><draw:frame draw:z-index="251658240" draw:style-name="a1" draw:name="Picture 1" text:anchor-type="paragraph" svg:x="0in" svg:y="-1in" svg:width="2.83264in" svg:height="3.10278in" style:rel-width="scale" style:rel-height="scale"><draw:image xlink:href="media/image1.jpeg" xlink:type="simple" xlink:show="embed" xlink:actuate="onLoad"/><svg:title/><svg:desc>A qr code on a cellphone

Description automatically generated</svg:desc></draw:frame></text:p>
      <text:p text:style-name="Normal"><draw:frame draw:z-index="251666432" draw:style-name="a2" draw:name="Picture 1" text:anchor-type="paragraph" svg:x="0in" svg:y="2.35169in" svg:width="2.83264in" svg:height="3.10278in" style:rel-width="scale" style:rel-height="scale"><draw:image xlink:href="media/image1.jpeg" xlink:type="simple" xlink:show="embed" xlink:actuate="onLoad"/><svg:title/><svg:desc>A qr code on a cellphone

Description automatically generated</svg:desc></draw:frame><draw:frame draw:z-index="251660288" draw:style-name="a3" draw:name="Picture 1" text:anchor-type="paragraph" svg:x="0in" svg:y="1.90595in" svg:width="2.83264in" svg:height="3.10278in" style:rel-width="scale" style:rel-height="scale"><draw:image xlink:href="media/image1.jpeg" xlink:type="simple" xlink:show="embed" xlink:actuate="onLoad"/><svg:title/><svg:desc>A qr code on a cellphone

Description automatically generated</svg:desc></draw:frame><draw:frame draw:z-index="251664384" draw:style-name="a4" draw:name="Picture 1" text:anchor-type="paragraph" svg:x="-0.00089in" svg:y="7.19008in" svg:width="2.83264in" svg:height="3.10278in" style:rel-width="scale" style:rel-height="scale"><draw:image xlink:href="media/image1.jpeg" xlink:type="simple" xlink:show="embed" xlink:actuate="onLoad"/><svg:title/><svg:desc>A qr code on a cellphone

Description automatically generated</svg:desc></draw:frame><draw:frame draw:z-index="251662336" draw:style-name="a5" draw:name="Picture 1" text:anchor-type="paragraph" svg:x="5.42173in" svg:y="7.18998in" svg:width="2.83264in" svg:height="3.10278in" style:rel-width="scale" style:rel-height="scale"><draw:image xlink:href="media/image1.jpeg" xlink:type="simple" xlink:show="embed" xlink:actuate="onLoad"/><svg:title/><svg:desc>A qr code on a cellphone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D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DK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ie Louise SImonsen</meta:initial-creator>
    <dc:creator>Marie Louise SImonsen</dc:creator>
    <meta:creation-date>2024-03-01T09:32:00Z</meta:creation-date>
    <dc:date>2024-03-01T09:37:00Z</dc:date>
    <meta:template xlink:href="Normal" xlink:type="simple"/>
    <meta:editing-cycles>1</meta:editing-cycles>
    <meta:editing-duration>PT300S</meta:editing-duration>
    <meta:document-statistic meta:page-count="1" meta:paragraph-count="1" meta:word-count="1" meta:character-count="7" meta:row-count="1" meta:non-whitespace-character-count="7"/>
  </office:meta>
</office:document-meta>
</file>